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6.933332mm" fo:page-width="7.937499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3332">
          <draw:g draw:id="layer1">
            <draw:g draw:id="g3327">
              <draw:path svg:d="M -9.094947E-13 485.12732 L -9.094947E-13 970.255 L 16.817547 970.255 L 32.34187 970.255 L 32.34187 902.98376 L 32.34187 837.0065 L 37.516174 840.8875 L 65.97766 868.05475 C 113.14248 913.2513 150.12016 955.781 176.91 995.6431 C 203.69986 1035.5035 220.62482 1073.1815 227.68631 1108.6779 C 233.39981 1139.9136 232.32211 1175.4355 224.45255 1215.2444 C 216.58226 1255.0503 202.5674 1294.13 182.40797 1332.4834 C 178.68837 1339.8127 176.42487 1344.8796 175.61607 1347.6841 C 174.80728 1350.4857 174.48433 1353.612 174.64581 1357.0631 C 175.37315 1365.4976 178.1225 1372.5591 182.89311 1378.247 C 187.66301 1383.9324 193.96977 1388.083 201.81337 1390.6986 C 209.76369 1393.2577 217.47179 1393.635 224.93767 1391.8307 C 232.40286 1390.0236 238.49408 1386.1962 243.21063 1380.3492 C 248.84338 1373.4211 256.0123 1358.8137 264.71805 1336.526 C 273.4231 1314.2357 280.91565 1290.8959 287.19574 1266.5061 C 295.60382 1232.7345 300.45517 1200.3389 301.74908 1169.3191 C 303.043 1138.2964 300.7788 1109.4583 294.95718 1082.8042 C 292.85516 1072.6694 289.6207 1061.2421 285.2552 1048.5222 C 280.88828 1035.7998 276.3606 1024.3724 271.67142 1014.23975 L 263.90924 998.71576 L 270.37747 985.779 C 287.81497 943.3563 295.95413 901.41986 294.79572 859.9693 C 293.6366 818.5169 283.34134 775.9335 263.90924 732.21906 L 257.441 717.98865 L 261.3221 710.2265 C 264.60992 702.92206 267.73627 694.567 270.70114 685.1616 C 273.6653 675.7549 276.14505 666.4295 278.13965 657.186 C 279.37952 650.7437 280.13425 644.8684 280.40384 639.55963 C 280.67273 634.2495 280.78085 625.4633 280.7268 613.20123 C 280.78085 599.45526 280.3498 587.4887 279.43356 577.3016 C 278.51666 567.1134 276.79166 555.7938 274.25858 543.34247 C 265.2032 503.02292 247.0917 458.1753 219.92415 408.8007 C 213.10558 397.04968 205.07382 383.68146 195.82957 368.69666 C 186.58533 353.71155 174.34953 333.87506 159.12149 309.18793 L 121.605316 250.9728 C 92.09351 204.37314 70.262436 162.38263 56.113487 125.00091 C 41.96383 87.61918 34.04019 51.126987 32.34187 15.524322 L 32.34187 0.0 L 15.524322 0.0 L -9.094947E-13 0.0 L -9.094947E-13 485.12732 L -9.094947E-13 485.12732 z M 53.040497 298.83862 C 86.43337 340.45142 113.76241 377.53653 135.02692 410.09464 C 156.29141 442.65134 172.94748 473.2682 184.99512 501.94522 C 194.83263 525.204 202.00153 548.5438 206.50255 571.9651 C 211.00356 595.3853 212.02719 615.1681 209.57483 631.3127 L 209.57483 636.48737 L 186.28905 604.14514 C 179.55122 595.30457 172.32825 585.49445 164.62015 574.7144 C 156.91135 563.933 150.3357 554.7695 144.8911 547.22394 C 111.09382 500.4084 85.8675 460.14288 69.21143 426.42703 C 52.55536 392.71014 41.559433 359.23654 36.22295 326.00583 C 34.8216 316.46426 33.743214 305.79166 32.98848 293.98727 C 32.23375 282.18222 32.44999 276.0373 33.635796 275.5525 C 33.797276 276.3606 35.737812 278.94772 39.457417 283.3143 C 43.176315 287.68018 47.70401 292.85483 53.040497 298.83862 L 53.040497 298.83862 z M 111.256 637.78094 C 123.81545 652.1721 134.27219 664.7856 142.6276 675.6208 C 150.98232 686.45483 159.4992 698.4211 168.17758 711.5201 C 191.43668 746.368 207.33801 779.51794 215.88159 810.9713 C 224.42516 842.423 225.77315 872.6625 219.92415 901.6902 C 219.27753 905.65094 218.63092 909.04724 217.9836 911.878 C 217.33699 914.70703 216.69038 916.4858 216.04376 917.2142 C 215.82753 918.507 212.37752 914.626 205.69376 905.5713 C 202.86368 901.3929 198.17451 894.87054 191.62553 886.0044 C 185.07587 877.1365 178.1225 867.70337 170.76472 857.70544 C 140.57893 817.7355 118.15531 786.7413 103.493835 764.72235 C 88.83237 742.70245 76.75806 721.0873 67.27089 699.87714 C 56.194225 676.9407 47.623272 653.92413 41.559433 630.8276 C 35.494896 607.72925 32.422607 586.32996 32.34187 566.62897 L 32.34187 554.9857 L 62.096584 586.034 C 70.8557 594.81946 79.85772 604.0907 89.10197 613.84784 C 98.346214 623.6039 105.73065 631.5816 111.256 637.78094 L 111.256 637.78094 z" svg:height="13.929499mm" draw:style-name="style-2" svg:viewBox="0.0 0.0 302.102 1392.9498" svg:width="3.02102mm" svg:x="4.4195075mm" svg:y="0.39395973mm"/>
              <draw:path svg:d="M 12.937169 0.0 L 29.108103 0.0 C 36.274902 0.0 42.04457 5.770018 42.04457 12.936817 L 42.04457 1381.7208 C 42.04457 1388.888 36.274902 1394.658 29.108103 1394.658 L 12.937169 1394.658 C 5.7696667 1394.658 9.094947E-13 1388.888 9.094947E-13 1381.7208 L 9.094947E-13 12.936817 C 9.094947E-13 5.770018 5.7696667 0.0 12.937169 0.0 z" svg:height="13.94658mm" draw:style-name="style-3" svg:viewBox="0.0 0.0 42.04457 1394.658" svg:width="0.42044568mm" svg:x="4.322473mm" svg:y="0.26459154mm"/>
              <draw:path svg:d="M 230.48058 0.758945 C 183.71945 7.847112 141.40599 24.71872 103.53877 51.373764 C 65.672264 78.02881 37.265533 110.74805 18.318586 149.53111 C 11.257099 164.00407 6.2976284 177.42604 3.4408782 189.79663 C 0.58412784 202.16757 -0.49355996 215.91283 0.20711264 231.03276 C 0.15305273 239.71077 0.26047048 246.28712 0.530068 250.76111 C 0.79966545 255.23509 1.554398 259.87054 2.7942655 264.6682 C 11.553375 296.57864 28.964178 321.69754 55.02597 340.02457 C 81.08846 358.35156 113.69923 368.5931 152.86037 370.74918 C 209.78194 371.42282 262.82245 355.19818 311.98184 322.07492 C 361.14127 288.9513 394.77707 246.5297 412.88855 194.8098 C 416.04156 184.89157 418.1436 175.9436 419.19528 167.9659 C 420.2463 159.98856 420.73145 150.39362 420.6507 139.18181 C 420.70407 130.53046 420.59595 123.900406 420.32706 119.29162 C 420.05743 114.68284 419.3027 109.670006 418.06354 104.252785 C 414.72095 92.394005 409.7622 80.85889 403.18585 69.64707 C 396.6095 58.435253 389.06287 48.84032 380.54666 40.86262 C 359.6318 22.535612 332.89603 10.03022 300.33932 3.346098 C 291.12103 1.4596176 279.47852 0.3815787 265.4096 0.11198124 C 251.34068 -0.1572652 239.69814 0.058272373 230.48058 0.758945 L 230.48058 0.758945 z" svg:height="3.707695mm" draw:style-name="style-4" svg:viewBox="0.0 0.0 420.66388 370.7695" svg:width="4.206639mm" svg:x="0.4969763mm" svg:y="12.96106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6.933332mm" fo:page-width="7.937499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